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0a87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e21ff5"/>
    </style:style>
    <style:style style:name="T54" style:family="text">
      <style:text-properties officeooo:rsid="0233449b"/>
    </style:style>
    <style:style style:name="T55" style:family="text">
      <style:text-properties officeooo:rsid="02317916"/>
    </style:style>
    <style:style style:name="T56" style:family="text">
      <style:text-properties officeooo:rsid="034a2232"/>
    </style:style>
    <style:style style:name="T57" style:family="text">
      <style:text-properties officeooo:rsid="0387836c"/>
    </style:style>
    <style:style style:name="T58" style:family="text">
      <style:text-properties officeooo:rsid="03b4652d"/>
    </style:style>
    <style:style style:name="T59" style:family="text">
      <style:text-properties officeooo:rsid="03b75219"/>
    </style:style>
    <style:style style:name="T60" style:family="text">
      <style:text-properties officeooo:rsid="047091ad"/>
    </style:style>
    <style:style style:name="T61" style:family="text">
      <style:text-properties officeooo:rsid="0471ec6f"/>
    </style:style>
    <style:style style:name="T62" style:family="text">
      <style:text-properties officeooo:rsid="0473a949"/>
    </style:style>
    <style:style style:name="T63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58">Esser-</text:span>Skala, 201<text:span text:style-name="T60">9</text:span></text:p>
      <text:p text:style-name="P19"/>
      <text:p text:style-name="P19"/>
      <text:p text:style-name="P14">© 201<text:span text:style-name="T60">9</text:span> by Wolfgang <text:span text:style-name="T58">Esser-</text:span>Skala. This edition is licensed under the<text:span text:style-name="T56"><text:line-break/></text:span>Creative Commons Attribution<text:span text:style-name="T51">-NonCommercial-ShareAlike</text:span> 4.0 International License.<text:span text:style-name="T56"><text:line-break/></text:span>To view a copy of this license, visit http://creativecommons.org/licenses/by<text:span text:style-name="T52">-nc-sa</text:span>/4.0/.</text:p>
      <text:p text:style-name="P13"/>
      <text:p text:style-name="P15">Music engraving by LilyPond 2.18.0 (http://www.lilypond.org).<text:span text:style-name="T50"><text:line-break/>Front matter</text:span> typeset with EB Garamond (http://www.georgduffner.at/ebgaramond).</text:p>
      <text:p text:style-name="P19"/>
      <text:p text:style-name="P12">First <text:span text:style-name="T53">version</text:span>, <text:span text:style-name="T60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62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8">id426418212</text:span> (siglum<text:span text:style-name="T62"> </text:span>Mus.2973-D-<text:span text:style-name="T61">16</text:span>).<text:span text:style-name="T62"><text:line-break/></text:span><text:tab/>http://digital.slub-dresden.de/<text:span text:style-name="T8">id42603967X</text:span> (siglum Mus.2973-D-<text:span text:style-name="T61">19</text:span>)</text:p>
      <text:p text:style-name="P3"/>
      <text:p text:style-name="P4">In general, this edition closely follows the <text:span text:style-name="T57">manuscript</text:span>. Any changes <text:span text:style-name="T49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63">g l o r i a</text:span></text:p>
      <text:p text:style-name="P7"/>
      <text:p text:style-name="P27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55">wolfgang</text:span> (at) <text:span text:style-name="T54">esser-skala</text:span>.at<text:span text:style-name="T55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9">Salzburg, </text:span><text:span text:style-name="T14">July</text:span><text:span text:style-name="T9"> 201</text:span><text:span text:style-name="T14">9</text:span><text:line-break/>Wolfgang <text:span text:style-name="T58">Esser-</text:span>Skala</text:p>
      <text:p text:style-name="P25"/>
      <text:p text:style-name="P23"><text:span text:style-name="T56"><text:line-break/></text:span>C O N T E N T S</text:p>
      <text:p text:style-name="P17"/>
      <text:p text:style-name="P16"/>
      <text:p text:style-name="P18"><text:span text:style-name="T3">Kyrie</text:span><text:span text:style-name="T59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8T20:38:38.118608213</dc:date>
    <dc:creator>Wolfgang Skala</dc:creator>
    <meta:editing-duration>P12DT7H24M44S</meta:editing-duration>
    <meta:editing-cycles>1095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547" meta:character-count="2976" meta:non-whitespace-character-count="2426"/>
  </office:meta>
</office:document-meta>
</file>